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6fdee" officeooo:paragraph-rsid="0006fdee"/>
    </style:style>
    <style:style style:name="P2" style:family="paragraph" style:parent-style-name="Standard">
      <style:text-properties style:font-name="DejaVu Sans Mono" officeooo:rsid="0006fdee" officeooo:paragraph-rsid="0006fdee" style:font-name-asian="DejaVu Sans Mono"/>
    </style:style>
    <style:style style:name="T1" style:family="text">
      <style:text-properties style:font-name="DejaVu Sans" style:font-name-asian="DejaVu Sans"/>
    </style:style>
    <style:style style:name="T2" style:family="text">
      <style:text-properties style:font-name="DejaVu Sans Mono" style:font-name-asian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mFont.drawString("hello world", 200, 200);</text:span></text:p>
      <text:p text:style-name="P2"><text:tab/>mFont.drawString("こんにちは", <text:s/>200, 200 + mFont.getLineHeight());</text:p>
      <text:p text:style-name="P2"/>
      <text:p text:style-name="P2"/>
      <text:p text:style-name="P2"><text:tab/><text:tab/><text:tab/>"hello こんにちは Handglovery"</text:p>
      <text:p text:style-name="P2"><text:tab/><text:tab/><text:tab/> <text:s/><text:span text:style-name="T1">"hello こんにちは Handglovery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7-04-02T11:35:39.764914492</meta:creation-date>
    <dc:date>2017-04-03T00:01:44.789195428</dc:date>
    <dc:creator>Jason Ko</dc:creator>
    <meta:editing-duration>PT12H15M54S</meta:editing-duration>
    <meta:editing-cycles>1</meta:editing-cycles>
    <meta:document-statistic meta:table-count="0" meta:image-count="0" meta:object-count="0" meta:page-count="1" meta:paragraph-count="4" meta:word-count="29" meta:character-count="163" meta:non-whitespace-character-count="141"/>
    <meta:generator>LibreOffice/5.1.6.2$Linux_X86_64 LibreOffice_project/10m0$Build-2</meta:generator>
  </office:meta>
</office:document-meta>
</file>